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7 - The Faen Valkyrie" calcext:value-type="string">
            <text:p>Class 3: 40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3" table:formula="of:=[.D25]+([.C25]-1)*20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5 Sentinel Huntress        x8 " calcext:value-type="string">
            <text:p>3-25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7" calcext:value-type="float">
            <text:p>40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07" calcext:value-type="float">
            <text:p>2007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8 Deviant of Humanity" calcext:value-type="string">
            <text:p>2-18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67]+([.C67]-1)*20" office:value-type="float" office:value="38" calcext:value-type="float">
            <text:p>38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9  Heat Resistance" calcext:value-type="string">
            <text:p>3-9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0]+([.C110]-1)*20" office:value-type="float" office:value="49" calcext:value-type="float">
            <text:p>49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9  Soul Magic Resistance" calcext:value-type="string">
            <text:p>2-9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8]+([.C128]-1)*20" office:value-type="float" office:value="29" calcext:value-type="float">
            <text:p>29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7" calcext:value-type="float">
            <text:p>40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5" calcext:value-type="float">
            <text:p>25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7 - The Faen Valkyrie" calcext:value-type="string">
            <text:p>Class 3: 40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5 Sentinel Huntress        x8 " calcext:value-type="string">
            <text:p>3-25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8 Deviant of Humanity" calcext:value-type="string">
            <text:p>2-18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9  Heat Resistance" calcext:value-type="string">
            <text:p>3-9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9  Soul Magic Resistance" calcext:value-type="string">
            <text:p>2-9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0:59:03.454000000</dc:date>
    <meta:generator>LibreOffice/7.0.5.2$Windows_X86_64 LibreOffice_project/64390860c6cd0aca4beafafcfd84613dd9dfb63a</meta:generator>
    <meta:editing-duration>PT17H36M11S</meta:editing-duration>
    <meta:editing-cycles>109</meta:editing-cycles>
    <meta:document-statistic meta:table-count="2" meta:cell-count="1612" meta:object-count="0"/>
    <meta:user-defined meta:name="AppVersion">16.0300</meta:user-defined>
  </office:meta>
</office:document-meta>
</file>